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'Droid Sans Mono'" style:font-family-generic="swiss" style:font-pitch="fixed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family="'Droid Sans Mono'" style:font-family-generic="swiss" style:font-pitch="fixed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601cm" svg:height="4.801cm" svg:x="17.999cm" svg:y="6.699cm">
            <text:p text:style-name="P1"><text:span text:style-name="T1">01011110</text:span></text:p>
            <text:p text:style-name="P1"><text:span text:style-name="T1">10100101</text:span></text:p>
            <text:p text:style-name="P1"><text:span text:style-name="T1">01100110</text:span></text:p>
            <text:p text:style-name="P1"><text:span text:style-name="T1">11111101</text:span></text:p>
            <text:p text:style-name="P1"><text:span text:style-name="T1">00100000</text:span></text:p>
            <text:p text:style-name="P1"><text:span text:style-name="T1">00000001</text:span></text:p>
            <text:p text:style-name="P1"><text:span text:style-name="T1">00000000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3cm" svg:y1="9.35cm" svg:x2="18.2cm" svg:y2="9.35cm">
            <text:p/>
          </draw:line>
          <draw:custom-shape draw:style-name="gr1" draw:text-style-name="P2" draw:layer="layout" svg:width="4.6cm" svg:height="2.3cm" svg:x="11.9cm" svg:y="8.2cm">
            <text:p text:style-name="P2">Ensamblad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0.3cm" svg:y1="9.35cm" svg:x2="12.2cm" svg:y2="9.35cm">
            <text:p/>
          </draw:line>
          <draw:custom-shape draw:style-name="gr1" draw:text-style-name="P2" draw:layer="layout" svg:width="4.5cm" svg:height="5.2cm" svg:x="6.2cm" svg:y="6.7cm">
            <text:p text:style-name="P1"><text:span text:style-name="T2"><text:s/></text:span><text:span text:style-name="T2">OTRO: LD IN</text:span></text:p>
            <text:p text:style-name="P1"><text:span text:style-name="T2"><text:tab/></text:span><text:span text:style-name="T2"> <text:s/></text:span><text:span text:style-name="T2">SUB DATO</text:span></text:p>
            <text:p text:style-name="P1"><text:span text:style-name="T2"><text:tab/></text:span><text:span text:style-name="T2"> <text:s/></text:span><text:span text:style-name="T2">ST RESTA</text:span></text:p>
            <text:p text:style-name="P1"><text:span text:style-name="T2"><text:tab/></text:span><text:span text:style-name="T2"> <text:s/></text:span><text:span text:style-name="T2">JZ OTRO</text:span></text:p>
            <text:p text:style-name="P1"><text:span text:style-name="T2"><text:tab/></text:span><text:span text:style-name="T2"> <text:s/></text:span><text:span text:style-name="T2">HLT</text:span></text:p>
            <text:p text:style-name="P1"><text:span text:style-name="T2"><text:s/></text:span><text:span text:style-name="T2">DATO: 1</text:span></text:p>
            <text:p text:style-name="P1"><text:span text:style-name="T2">RESTA: 0</text:span></text:p>
            <draw:enhanced-geometry svg:viewBox="0 0 21600 21600" draw:type="rectangle" draw:enhanced-path="M 0 0 L 21600 0 21600 21600 0 21600 0 0 Z N"/>
          </draw:custom-shape>
          <draw:frame draw:style-name="gr3" draw:layer="layout" svg:width="4.443cm" svg:height="0.962cm" svg:x="6.157cm" svg:y="5.5cm">
            <draw:text-box>
              <text:p>Código fuente</text:p>
            </draw:text-box>
          </draw:frame>
          <draw:frame draw:style-name="gr3" draw:text-style-name="P2" draw:layer="layout" svg:width="2.504cm" svg:height="1.673cm" svg:x="18cm" svg:y="5cm">
            <draw:text-box>
              <text:p text:style-name="P2">Código<text:line-break/>objeto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style:use-window-font-color="true" fo:language="es" fo:country="AR" style:letter-kerning="true" style:font-family-asian="FreeSans" style:font-family-generic-asian="swiss" style:font-pitch-asian="variable" style:font-size-asian="12pt" style:language-asian="hi" style:country-asian="IN" style:font-family-complex="'WenQuanYi Micro Hei'" style:font-pitch-complex="variable"/>
    </style:style>
    <style:style style:name="Heading_20_2" style:display-name="Heading 2" style:family="graphic">
      <style:paragraph-properties fo:margin-top="0.746cm" fo:margin-bottom="0.374cm" fo:text-align="justify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WenQuanYi Micro Hei'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fo:text-align="justify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WenQuanYi Micro Hei'" style:font-pitch-complex="variable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fo:text-align="justify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justify" style:text-autospace="none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fo:text-align="justify"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/>
      <style:text-properties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5T14:30:25</meta:creation-date>
    <dc:date>2013-05-15T15:07:31</dc:date>
    <meta:editing-duration>PT20M59S</meta:editing-duration>
    <meta:editing-cycles>1</meta:editing-cycles>
    <meta:document-statistic meta:object-count="8"/>
    <meta:generator>LibreOffice/3.5$Linux_x86 LibreOffice_project/350m1$Build-2</meta:generator>
  </office:meta>
</office:document-meta>
</file>